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background-color="transparen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size-complex="10pt"/>
    </style:style>
    <style:style style:name="T7" style:family="text">
      <style:text-properties style:font-size-complex="10pt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><text:span text:style-name="T3"><office:annotation><dc:creator>Gauthier Bastien</dc:creator><dc:date>2011-01-13T14:56:41</dc:date><text:p text:style-name="P10"><text:span text:style-name="T8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Personne à contacter : <text:text-input text:description="Demandeurs">applicantobj.getSignaletic()</text:text-input> 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Heading_20_4" text:outline-level="4">Date d’affichage de la </text:h>
            <text:p text:style-name="P6">demande</text:p>
          </table:table-cell>
          <table:table-cell table:style-name="Tableau1.A1" office:value-type="string">
            <text:h text:style-name="Heading_20_4" text:outline-level="4">Date d’ouverture de</text:h>
            <text:p text:style-name="P6">l’enquête</text:p>
          </table:table-cell>
          <table:table-cell table:style-name="Tableau1.A1" office:value-type="string">
            <text:h text:style-name="Heading_20_4" text:outline-level="4">Lieu et date de clôture</text:h>
            <text:p text:style-name="P6">De l’enquête</text:p>
          </table:table-cell>
          <table:table-cell table:style-name="Tableau1.D1" office:value-type="string">
            <text:p text:style-name="P6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9">Le <text:text-input text:description="Date début d'enquête">tool.formatDate(urbanEventObj.getLinkedInquiry().getDemandDisplay())</text:text-input> </text:p>
          </table:table-cell>
          <table:table-cell table:style-name="Tableau1.A1" office:value-type="string">
            <text:p text:style-name="P7"/>
            <text:p text:style-name="Standard">Le <text:s/><text:text-input text:description="Date début d'enquête">tool.formatDate(urbanEventObj.getLinkedInquiry().getInvestigationStart())</text:text-input> </text:p>
          </table:table-cell>
          <table:table-cell table:style-name="Tableau1.A1" office:value-type="string">
            <text:p text:style-name="Standard"><text:text-input text:description="Situation des travaux">self.getWorkLocationSignaletic()</text:text-input> </text:p>
            <text:p text:style-name="Standard">Le <text:text-input text:description="Date fin enquête">tool.formatDate(urbanEventObj.getLinkedInquiry().getInvestigationEnd())</text:text-input> </text:p>
            <text:p text:style-name="P8"/>
          </table:table-cell>
          <table:table-cell table:style-name="Tableau1.D1" office:value-type="string">
            <text:p text:style-name="Standard">Ad. Communale de et à Mons - Grand’Place, 22</text:p>
          </table:table-cell>
        </table:table-row>
      </table:table>
      <text:p text:style-name="Standard"/>
      <text:p text:style-name="UrbanBody">Le Collège Communal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size-asian="10pt" style:font-weight-asian="bold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4-03-31T13:47:24</dc:date>
    <dc:language>fr-FR</dc:language>
    <meta:editing-cycles>98</meta:editing-cycles>
    <meta:editing-duration>P1DT20H29M23S</meta:editing-duration>
    <dc:creator>Simon Delcourt</dc:creator>
    <meta:document-statistic meta:table-count="1" meta:image-count="0" meta:object-count="0" meta:page-count="2" meta:paragraph-count="34" meta:word-count="291" meta:character-count="2244" meta:non-whitespace-character-count="1985"/>
    <meta:user-defined meta:name="Info 1"/>
    <meta:user-defined meta:name="Info 2"/>
    <meta:user-defined meta:name="Info 3"/>
    <meta:user-defined meta:name="Info 4"/>
  </office:meta>
</office:document-meta>
</file>